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able-cell" style:name="ae3e4cc">
      <style:table-cell-properties fo:border-bottom="0.02mm solid #000000" fo:border-left="0.02mm solid #000000" fo:border-right="0.02mm solid #000000" fo:border-top="0.02mm solid #000000"/>
    </style:style>
    <style:style style:family="table-column" style:name="ab70eff">
      <style:table-column-properties style:rel-column-width="1000*"/>
    </style:style>
    <style:style style:family="table" style:name="aef6ca6" style:parent-style-name="TableGrid">
      <style:table-properties style:rel-width="100%"/>
    </style:style>
    <style:style style:family="table" style:name="a780984" style:parent-style-name="TableGrid">
      <style:table-properties style:width="13.309cm" table:align="left"/>
    </style:style>
    <style:style style:family="table-column" style:name="a5875f0">
      <style:table-column-properties style:column-width="87.93mm"/>
    </style:style>
    <style:style style:family="table-column" style:name="a763f40">
      <style:table-column-properties style:column-width="45.16mm"/>
    </style:style>
  </office:automatic-styles>
  <office:body>
    <office:text>
      <text:p text:style-name="Standard"/>
      <table:table table:style-name="a780984">
        <table:table-column table:style-name="a5875f0"/>
        <table:table-column table:style-name="a763f40"/>
        <table:table-row>
          <table:table-cell table:style-name="ae3e4cc"/>
          <table:table-cell table:style-name="ae3e4cc"/>
        </table:table-row>
        <table:table-row>
          <table:table-cell table:style-name="ae3e4cc"/>
          <table:table-cell table:style-name="ae3e4cc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Table Grid" style:family="table" style:name="TableGrid"/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12</dc:date>
    <meta:editing-cycles>2</meta:editing-cycles>
    <meta:editing-duration>PT0.026S</meta:editing-duration>
  </office:meta>
</office:document-meta>
</file>